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F6AFF5A6.png" manifest:media-type=""/>
  <manifest:file-entry manifest:full-path="Pictures/1000020100000556000003005EBA0B4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4a1a3" officeooo:paragraph-rsid="0014a1a3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put:</text:p>
      <text:p text:style-name="P1"/>
      <text:p text:style-name="P1"/>
      <text:p text:style-name="P1"><draw:frame draw:style-name="fr1" draw:name="graphics1" text:anchor-type="paragraph" svg:width="6.9252in" svg:height="3.8929in" draw:z-index="0"><draw:image xlink:href="Pictures/1000020100000556000003005EBA0B41.png" xlink:type="simple" xlink:show="embed" xlink:actuate="onLoad"/></draw:frame></text:p>
      <text:p text:style-name="P1"/>
      <text:p text:style-name="P1"/>
      <text:p text:style-name="P1"><draw:frame draw:style-name="fr1" draw:name="graphics2" text:anchor-type="paragraph" svg:width="6.9252in" svg:height="3.8929in" draw:z-index="1"><draw:image xlink:href="Pictures/100002010000055600000300F6AFF5A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nku </meta:initial-creator>
    <meta:creation-date>2013-11-02T23:35:50.845370937</meta:creation-date>
    <meta:generator>LibreOffice/4.1.2.3$Linux_x86 LibreOffice_project/410$Build-3</meta:generator>
    <dc:date>2013-11-02T23:37:50.046973505</dc:date>
    <dc:creator>pinku </dc:creator>
    <meta:editing-duration>P0D</meta:editing-duration>
    <meta:editing-cycles>1</meta:editing-cycles>
    <meta:document-statistic meta:table-count="0" meta:image-count="2" meta:object-count="0" meta:page-count="1" meta:paragraph-count="1" meta:word-count="1" meta:character-count="7" meta:non-whitespace-character-count="7"/>
  </office:meta>
</office:document-meta>
</file>